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866in"/>
    </style:style>
    <style:style style:name="co2" style:family="table-column">
      <style:table-column-properties fo:break-before="auto" style:column-width="1.7866in"/>
    </style:style>
    <style:style style:name="ro1" style:family="table-row">
      <style:table-row-properties style:row-height="0.179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0">
      <style:table-cell-properties fo:background-color="#8be9fd" style:text-align-source="fix" style:repeat-content="false" fo:wrap-option="wrap" fo:border="0.74pt solid #808080" style:vertical-align="middle"/>
      <style:paragraph-properties fo:text-align="center"/>
      <style:text-properties fo:font-weight="bold" style:font-weight-asian="bold" style:font-weight-complex="bold"/>
      <style:map style:condition="cell-content()=&quot;null&quot;" style:apply-style-name="null" style:base-cell-address="Sheet1.A1"/>
      <style:map style:condition="cell-content()=&quot;true&quot;" style:apply-style-name="true" style:base-cell-address="Sheet1.A1"/>
      <style:map style:condition="cell-content()=&quot;false&quot;" style:apply-style-name="false" style:base-cell-address="Sheet1.A1"/>
      <style:map style:condition="cell-content()=&quot;enemy&quot;" style:apply-style-name="false" style:base-cell-address="Sheet1.A1"/>
      <style:map style:condition="cell-content()=&quot;friendly&quot;" style:apply-style-name="true" style:base-cell-address="Sheet1.A1"/>
    </style:style>
    <style:style style:name="ce7" style:family="table-cell" style:parent-style-name="Default" style:data-style-name="N100">
      <style:table-cell-properties fo:background-color="#50fa7b" style:text-align-source="fix" style:repeat-content="false" fo:wrap-option="wrap" fo:border="0.74pt solid #808080" style:vertical-align="middle"/>
      <style:paragraph-properties fo:text-align="center"/>
      <style:text-properties fo:font-weight="normal" style:font-weight-asian="normal" style:font-weight-complex="normal"/>
      <style:map style:condition="cell-content()=&quot;null&quot;" style:apply-style-name="null" style:base-cell-address="Sheet1.A1"/>
      <style:map style:condition="cell-content()=&quot;true&quot;" style:apply-style-name="true" style:base-cell-address="Sheet1.A1"/>
      <style:map style:condition="cell-content()=&quot;false&quot;" style:apply-style-name="false" style:base-cell-address="Sheet1.A1"/>
      <style:map style:condition="cell-content()=&quot;enemy&quot;" style:apply-style-name="false" style:base-cell-address="Sheet1.A1"/>
      <style:map style:condition="cell-content()=&quot;friendly&quot;" style:apply-style-name="true" style:base-cell-address="Sheet1.A1"/>
    </style:style>
    <style:style style:name="ce4" style:family="table-cell" style:parent-style-name="Default" style:data-style-name="N100">
      <style:table-cell-properties style:text-align-source="fix" style:repeat-content="false" fo:background-color="transparent" fo:wrap-option="wrap" fo:border="0.74pt solid #808080" style:vertical-align="middle"/>
      <style:paragraph-properties fo:text-align="center"/>
      <style:text-properties fo:font-weight="normal" style:font-weight-asian="normal" style:font-weight-complex="normal"/>
      <style:map style:condition="cell-content()=&quot;null&quot;" style:apply-style-name="null" style:base-cell-address="Sheet1.A1"/>
      <style:map style:condition="cell-content()=&quot;true&quot;" style:apply-style-name="true" style:base-cell-address="Sheet1.A1"/>
      <style:map style:condition="cell-content()=&quot;false&quot;" style:apply-style-name="false" style:base-cell-address="Sheet1.A1"/>
      <style:map style:condition="cell-content()=&quot;enemy&quot;" style:apply-style-name="false" style:base-cell-address="Sheet1.A1"/>
      <style:map style:condition="cell-content()=&quot;friendly&quot;" style:apply-style-name="true" style:base-cell-address="Sheet1.A1"/>
    </style:style>
    <style:style style:name="ce9" style:family="table-cell" style:parent-style-name="Default" style:data-style-name="N122">
      <style:table-cell-properties fo:background-color="#8be9fd" style:text-align-source="fix" style:repeat-content="false" fo:wrap-option="wrap" fo:border="0.74pt solid #808080" style:vertical-align="middle"/>
      <style:paragraph-properties fo:text-align="center"/>
      <style:text-properties fo:font-weight="bold" style:font-weight-asian="bold" style:font-weight-complex="bold"/>
      <style:map style:condition="cell-content()=&quot;null&quot;" style:apply-style-name="null" style:base-cell-address="Sheet1.A1"/>
      <style:map style:condition="cell-content()=&quot;true&quot;" style:apply-style-name="true" style:base-cell-address="Sheet1.A1"/>
      <style:map style:condition="cell-content()=&quot;false&quot;" style:apply-style-name="false" style:base-cell-address="Sheet1.A1"/>
      <style:map style:condition="cell-content()=&quot;enemy&quot;" style:apply-style-name="false" style:base-cell-address="Sheet1.A1"/>
      <style:map style:condition="cell-content()=&quot;friendly&quot;" style:apply-style-name="true" style:base-cell-address="Sheet1.A1"/>
    </style:style>
    <style:style style:name="ce10" style:family="table-cell" style:parent-style-name="Default" style:data-style-name="N122">
      <style:table-cell-properties style:text-align-source="fix" style:repeat-content="false" fo:wrap-option="wrap" fo:border="0.74pt solid #808080" style:vertical-align="middle"/>
      <style:paragraph-properties fo:text-align="center"/>
      <style:map style:condition="cell-content()=&quot;null&quot;" style:apply-style-name="null" style:base-cell-address="Sheet1.A1"/>
      <style:map style:condition="cell-content()=&quot;true&quot;" style:apply-style-name="true" style:base-cell-address="Sheet1.A1"/>
      <style:map style:condition="cell-content()=&quot;false&quot;" style:apply-style-name="false" style:base-cell-address="Sheet1.A1"/>
      <style:map style:condition="cell-content()=&quot;enemy&quot;" style:apply-style-name="false" style:base-cell-address="Sheet1.A1"/>
      <style:map style:condition="cell-content()=&quot;friendly&quot;" style:apply-style-name="true" style:base-cell-address="Sheet1.A1"/>
    </style:style>
    <style:style style:name="ce6" style:family="table-cell" style:parent-style-name="Default" style:data-style-name="N124">
      <style:table-cell-properties fo:background-color="#8be9fd" style:text-align-source="fix" style:repeat-content="false" fo:wrap-option="wrap" fo:border="0.74pt solid #808080" style:vertical-align="middle"/>
      <style:paragraph-properties fo:text-align="center"/>
      <style:text-properties fo:font-weight="bold" style:font-weight-asian="bold" style:font-weight-complex="bold"/>
      <style:map style:condition="cell-content()=&quot;null&quot;" style:apply-style-name="null" style:base-cell-address="Sheet1.A1"/>
      <style:map style:condition="cell-content()=&quot;true&quot;" style:apply-style-name="true" style:base-cell-address="Sheet1.A1"/>
      <style:map style:condition="cell-content()=&quot;false&quot;" style:apply-style-name="false" style:base-cell-address="Sheet1.A1"/>
      <style:map style:condition="cell-content()=&quot;enemy&quot;" style:apply-style-name="false" style:base-cell-address="Sheet1.A1"/>
      <style:map style:condition="cell-content()=&quot;friendly&quot;" style:apply-style-name="true" style:base-cell-address="Sheet1.A1"/>
    </style:style>
    <style:style style:name="ce11" style:family="table-cell" style:parent-style-name="Default" style:data-style-name="N124">
      <style:table-cell-properties style:text-align-source="fix" style:repeat-content="false" fo:wrap-option="wrap" fo:border="0.74pt solid #808080" style:vertical-align="middle"/>
      <style:paragraph-properties fo:text-align="center"/>
      <style:map style:condition="cell-content()=&quot;null&quot;" style:apply-style-name="null" style:base-cell-address="Sheet1.A1"/>
      <style:map style:condition="cell-content()=&quot;true&quot;" style:apply-style-name="true" style:base-cell-address="Sheet1.A1"/>
      <style:map style:condition="cell-content()=&quot;false&quot;" style:apply-style-name="false" style:base-cell-address="Sheet1.A1"/>
      <style:map style:condition="cell-content()=&quot;enemy&quot;" style:apply-style-name="false" style:base-cell-address="Sheet1.A1"/>
      <style:map style:condition="cell-content()=&quot;friendly&quot;" style:apply-style-name="true" style:base-cell-address="Sheet1.A1"/>
    </style:style>
    <style:style style:name="ce8" style:family="table-cell" style:parent-style-name="Default" style:data-style-name="N100">
      <style:table-cell-properties style:text-align-source="fix" style:repeat-content="false" fo:wrap-option="wrap" fo:border="0.74pt solid #808080" style:vertical-align="middle"/>
      <style:paragraph-properties fo:text-align="center"/>
      <style:map style:condition="cell-content()=&quot;null&quot;" style:apply-style-name="null" style:base-cell-address="Sheet1.A1"/>
      <style:map style:condition="cell-content()=&quot;true&quot;" style:apply-style-name="true" style:base-cell-address="Sheet1.A1"/>
      <style:map style:condition="cell-content()=&quot;false&quot;" style:apply-style-name="false" style:base-cell-address="Sheet1.A1"/>
      <style:map style:condition="cell-content()=&quot;enemy&quot;" style:apply-style-name="false" style:base-cell-address="Sheet1.A1"/>
      <style:map style:condition="cell-content()=&quot;friendly&quot;" style:apply-style-name="true" style:base-cell-address="Sheet1.A1"/>
    </style:style>
    <style:style style:name="ce12" style:family="table-cell" style:parent-style-name="Default" style:data-style-name="N100">
      <style:table-cell-properties fo:background-color="#8be9fd" fo:border="0.74pt solid #808080"/>
      <style:text-properties fo:font-weight="bold" style:font-weight-asian="bold" style:font-weight-complex="bold"/>
      <style:map style:condition="cell-content()=&quot;null&quot;" style:apply-style-name="null" style:base-cell-address="Sheet1.A1"/>
      <style:map style:condition="cell-content()=&quot;true&quot;" style:apply-style-name="true" style:base-cell-address="Sheet1.A1"/>
      <style:map style:condition="cell-content()=&quot;false&quot;" style:apply-style-name="false" style:base-cell-address="Sheet1.A1"/>
      <style:map style:condition="cell-content()=&quot;enemy&quot;" style:apply-style-name="false" style:base-cell-address="Sheet1.A1"/>
      <style:map style:condition="cell-content()=&quot;friendly&quot;" style:apply-style-name="true" style:base-cell-address="Sheet1.A1"/>
    </style:style>
    <style:style style:name="ce13" style:family="table-cell" style:parent-style-name="Default" style:data-style-name="N100">
      <style:table-cell-properties fo:border="0.74pt solid #808080"/>
      <style:map style:condition="cell-content()=&quot;null&quot;" style:apply-style-name="null" style:base-cell-address="Sheet1.A1"/>
      <style:map style:condition="cell-content()=&quot;true&quot;" style:apply-style-name="true" style:base-cell-address="Sheet1.A1"/>
      <style:map style:condition="cell-content()=&quot;false&quot;" style:apply-style-name="false" style:base-cell-address="Sheet1.A1"/>
      <style:map style:condition="cell-content()=&quot;enemy&quot;" style:apply-style-name="false" style:base-cell-address="Sheet1.A1"/>
      <style:map style:condition="cell-content()=&quot;friendly&quot;" style:apply-style-name="true" style:base-cell-address="Sheet1.A1"/>
    </style:style>
    <style:style style:name="ce16" style:family="table-cell" style:parent-style-name="Default">
      <style:table-cell-properties fo:background-color="#8be9fd"/>
      <style:map style:condition="cell-content()=&quot;null&quot;" style:apply-style-name="null" style:base-cell-address="Sheet1.A1"/>
      <style:map style:condition="cell-content()=&quot;true&quot;" style:apply-style-name="true" style:base-cell-address="Sheet1.A1"/>
      <style:map style:condition="cell-content()=&quot;false&quot;" style:apply-style-name="false" style:base-cell-address="Sheet1.A1"/>
      <style:map style:condition="cell-content()=&quot;enemy&quot;" style:apply-style-name="false" style:base-cell-address="Sheet1.A1"/>
      <style:map style:condition="cell-content()=&quot;friendly&quot;" style:apply-style-name="true" style:base-cell-address="Sheet1.A1"/>
    </style:style>
    <style:style style:name="ce19" style:family="table-cell" style:parent-style-name="Default">
      <style:map style:condition="cell-content()=&quot;null&quot;" style:apply-style-name="null" style:base-cell-address="Sheet1.A1"/>
      <style:map style:condition="cell-content()=&quot;true&quot;" style:apply-style-name="true" style:base-cell-address="Sheet1.A1"/>
      <style:map style:condition="cell-content()=&quot;false&quot;" style:apply-style-name="false" style:base-cell-address="Sheet1.A1"/>
      <style:map style:condition="cell-content()=&quot;enemy&quot;" style:apply-style-name="false" style:base-cell-address="Sheet1.A1"/>
      <style:map style:condition="cell-content()=&quot;friendly&quot;" style:apply-style-name="true" style:base-cell-address="Sheet1.A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4"/>
        <table:table-column table:style-name="co1" table:number-columns-repeated="2" table:default-cell-style-name="ce10"/>
        <table:table-column table:style-name="co1" table:number-columns-repeated="9" table:default-cell-style-name="ce11"/>
        <table:table-column table:style-name="co1" table:number-columns-repeated="6" table:default-cell-style-name="ce8"/>
        <table:table-column table:style-name="co1" table:default-cell-style-name="ce13"/>
        <table:table-column table:style-name="co1" table:number-columns-repeated="1000" table:default-cell-style-name="ce8"/>
        <table:table-column table:style-name="co1" table:number-columns-repeated="4" table:default-cell-style-name="ce19"/>
        <table:table-row table:style-name="ro1">
          <table:table-cell table:style-name="ce1" office:value-type="string" calcext:value-type="string">
            <text:p>UUID</text:p>
          </table:table-cell>
          <table:table-cell table:style-name="ce1" office:value-type="string" calcext:value-type="string">
            <text:p>NAME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TARGET</text:p>
          </table:table-cell>
          <table:table-cell table:style-name="ce6" office:value-type="string" calcext:value-type="string">
            <text:p>RANGE</text:p>
          </table:table-cell>
          <table:table-cell table:style-name="ce6" office:value-type="string" calcext:value-type="string">
            <text:p>COOLDOWN</text:p>
          </table:table-cell>
          <table:table-cell table:style-name="ce6" office:value-type="string" calcext:value-type="string">
            <text:p>CAST_TIME</text:p>
          </table:table-cell>
          <table:table-cell table:style-name="ce6" office:value-type="string" calcext:value-type="string">
            <text:p>MANA_COST</text:p>
          </table:table-cell>
          <table:table-cell table:style-name="ce6" office:value-type="string" calcext:value-type="string">
            <text:p>HEALTH_COST</text:p>
          </table:table-cell>
          <table:table-cell table:style-name="ce6" office:value-type="string" calcext:value-type="string">
            <text:p>STAMINA_COST</text:p>
          </table:table-cell>
          <table:table-cell table:style-name="ce6" office:value-type="string" calcext:value-type="string">
            <text:p>TARGET_HEALTH</text:p>
          </table:table-cell>
          <table:table-cell table:style-name="ce6" office:value-type="string" calcext:value-type="string">
            <text:p>TARGET_MANA</text:p>
          </table:table-cell>
          <table:table-cell table:style-name="ce6" office:value-type="string" calcext:value-type="string">
            <text:p>TARGET_STAMINA</text:p>
          </table:table-cell>
          <table:table-cell table:style-name="ce1" table:number-columns-repeated="6"/>
          <table:table-cell table:style-name="ce12"/>
          <table:table-cell table:style-name="ce1" table:number-columns-repeated="1000"/>
          <table:table-cell table:style-name="ce16" table:number-columns-repeated="4"/>
        </table:table-row>
        <table:table-row table:style-name="ro2">
          <table:table-cell office:value-type="string" calcext:value-type="string">
            <text:p>SPELL_00000</text:p>
          </table:table-cell>
          <table:table-cell office:value-type="string" calcext:value-type="string">
            <text:p>health potion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.000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0" calcext:value-type="float">
            <text:p>10.000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PELL_00001</text:p>
          </table:table-cell>
          <table:table-cell office:value-type="string" calcext:value-type="string">
            <text:p>mana potion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.000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10" calcext:value-type="float">
            <text:p>10.000</text:p>
          </table:table-cell>
          <table:table-cell office:value-type="string" calcext:value-type="string">
            <text:p>null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PELL_00002</text:p>
          </table:table-cell>
          <table:table-cell office:value-type="string" calcext:value-type="string">
            <text:p>gram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enemy</text:p>
          </table:table-cell>
          <table:table-cell office:value-type="float" office:value="30" calcext:value-type="float">
            <text:p>30.00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.0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-5" calcext:value-type="float">
            <text:p>-5.000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PELL_00003</text:p>
          </table:table-cell>
          <table:table-cell office:value-type="string" calcext:value-type="string">
            <text:p>immolation</text:p>
          </table:table-cell>
          <table:table-cell office:value-type="string" calcext:value-type="string">
            <text:p>AOE</text:p>
          </table:table-cell>
          <table:table-cell office:value-type="string" calcext:value-type="string">
            <text:p>enemy</text:p>
          </table:table-cell>
          <table:table-cell office:value-type="float" office:value="5" calcext:value-type="float">
            <text:p>5.000</text:p>
          </table:table-cell>
          <table:table-cell office:value-type="float" office:value="10" calcext:value-type="float">
            <text:p>10.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-1" calcext:value-type="float">
            <text:p>-1.000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1011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A1:Sheet1.AMJ1048576">
            <calcext:condition calcext:apply-style-name="null" calcext:value="=&quot;null&quot;" calcext:base-cell-address="Sheet1.A1"/>
            <calcext:condition calcext:apply-style-name="true" calcext:value="=&quot;true&quot;" calcext:base-cell-address="Sheet1.A1"/>
            <calcext:condition calcext:apply-style-name="false" calcext:value="=&quot;false&quot;" calcext:base-cell-address="Sheet1.A1"/>
            <calcext:condition calcext:apply-style-name="false" calcext:value="=&quot;enemy&quot;" calcext:base-cell-address="Sheet1.A1"/>
            <calcext:condition calcext:apply-style-name="true" calcext:value="=&quot;friendly&quot;" calcext:base-cell-address="Sheet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Clear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number-style style:name="N121P0" style:volatile="true">
      <number:number number:decimal-places="0" number:min-decimal-places="0" number:min-integer-digits="1"/>
    </number:number-style>
    <number:number-style style:name="N121">
      <style:text-properties fo:color="#ff0000"/>
      <number:text>-</number:text>
      <number:number number:decimal-places="0" number:min-decimal-places="0" number:min-integer-digits="1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4P0" style:volatile="true">
      <number:number number:decimal-places="3" number:min-decimal-places="3" number:min-integer-digits="1" number:grouping="true"/>
    </number:number-style>
    <number:number-style style:name="N124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124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ue" style:family="table-cell" style:parent-style-name="Text">
      <style:text-properties fo:color="#00ff00" fo:font-weight="bold"/>
    </style:style>
    <style:style style:name="false" style:family="table-cell" style:parent-style-name="Text" style:data-style-name="N100">
      <style:table-cell-properties style:text-align-source="fix" style:repeat-content="false" fo:wrap-option="wrap" fo:border="0.74pt solid #808080" style:vertical-align="middle"/>
      <style:paragraph-properties fo:text-align="center"/>
      <style:text-properties fo:color="#ff0000" fo:font-weight="bold"/>
    </style:style>
    <style:style style:name="null" style:family="table-cell" style:parent-style-name="Text">
      <style:text-properties fo:color="#939393" fo:font-style="italic" fo:font-weight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2">00/00/0000</text:date>, <text:time style:data-style-name="N2" text:time-value="18:40:14.1008506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23T22:42:16.129420735</meta:creation-date>
    <dc:date>2021-06-12T18:49:50.578342276</dc:date>
    <meta:editing-duration>PT1H13M12S</meta:editing-duration>
    <meta:editing-cycles>17</meta:editing-cycles>
    <meta:generator>LibreOffice/7.1.3.2$Linux_X86_64 LibreOffice_project/10$Build-2</meta:generator>
    <meta:document-statistic meta:table-count="1" meta:cell-count="65" meta:object-count="0"/>
  </office:meta>
</office:document-meta>
</file>